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9b4ec" officeooo:paragraph-rsid="0009b4ec"/>
    </style:style>
    <style:style style:name="P2" style:family="paragraph" style:parent-style-name="Text_20_body">
      <style:text-properties officeooo:rsid="000b9c3b" officeooo:paragraph-rsid="000a3d8c"/>
    </style:style>
    <style:style style:name="P3" style:family="paragraph" style:parent-style-name="Text_20_body">
      <style:text-properties officeooo:rsid="000b9c3b" officeooo:paragraph-rsid="000c7140"/>
    </style:style>
    <style:style style:name="P4" style:family="paragraph" style:parent-style-name="Text_20_body">
      <style:text-properties officeooo:rsid="000a4115" officeooo:paragraph-rsid="000a4115"/>
    </style:style>
    <style:style style:name="P5" style:family="paragraph" style:parent-style-name="Text_20_body">
      <style:text-properties officeooo:rsid="00185023" officeooo:paragraph-rsid="000c7210"/>
    </style:style>
    <style:style style:name="P6" style:family="paragraph" style:parent-style-name="Text_20_body">
      <style:text-properties officeooo:rsid="000cb73b" officeooo:paragraph-rsid="000c7140"/>
    </style:style>
    <style:style style:name="P7" style:family="paragraph" style:parent-style-name="Text_20_body">
      <style:text-properties officeooo:rsid="000e2898" officeooo:paragraph-rsid="000c7140"/>
    </style:style>
    <style:style style:name="P8" style:family="paragraph" style:parent-style-name="Text_20_body">
      <style:text-properties officeooo:rsid="000f6579" officeooo:paragraph-rsid="000c7140"/>
    </style:style>
    <style:style style:name="P9" style:family="paragraph" style:parent-style-name="Text_20_body" style:list-style-name="L1">
      <style:text-properties officeooo:rsid="00122110" officeooo:paragraph-rsid="000c7140"/>
    </style:style>
    <style:style style:name="P10" style:family="paragraph" style:parent-style-name="Text_20_body">
      <style:text-properties officeooo:rsid="00122110" officeooo:paragraph-rsid="000c7140"/>
    </style:style>
    <style:style style:name="P11" style:family="paragraph" style:parent-style-name="Text_20_body">
      <style:text-properties officeooo:rsid="00111e7e" officeooo:paragraph-rsid="000c7140"/>
    </style:style>
    <style:style style:name="P12" style:family="paragraph" style:parent-style-name="Text_20_body" style:list-style-name="L1">
      <style:text-properties officeooo:rsid="00132773" officeooo:paragraph-rsid="000c7140"/>
    </style:style>
    <style:style style:name="P13" style:family="paragraph" style:parent-style-name="Text_20_body" style:list-style-name="L4">
      <style:text-properties officeooo:rsid="00132773" officeooo:paragraph-rsid="000c7140"/>
    </style:style>
    <style:style style:name="P14" style:family="paragraph" style:parent-style-name="Text_20_body" style:list-style-name="L4">
      <style:text-properties officeooo:rsid="0014513d" officeooo:paragraph-rsid="000c7140"/>
    </style:style>
    <style:style style:name="P15" style:family="paragraph" style:parent-style-name="Text_20_body" style:list-style-name="L5">
      <style:text-properties officeooo:rsid="0016a986" officeooo:paragraph-rsid="000c7140"/>
    </style:style>
    <style:style style:name="P16" style:family="paragraph" style:parent-style-name="Text_20_body">
      <style:text-properties officeooo:rsid="001724f0" officeooo:paragraph-rsid="000c7140"/>
    </style:style>
    <style:style style:name="P17" style:family="paragraph" style:parent-style-name="Text_20_body">
      <style:text-properties officeooo:paragraph-rsid="000c7140"/>
    </style:style>
    <style:style style:name="P18" style:family="paragraph" style:parent-style-name="Heading_20_1">
      <style:paragraph-properties fo:text-align="center" style:justify-single-word="false"/>
      <style:text-properties officeooo:paragraph-rsid="000c7140"/>
    </style:style>
    <style:style style:name="P19" style:family="paragraph" style:parent-style-name="Heading_20_2">
      <style:text-properties officeooo:paragraph-rsid="000c7140"/>
    </style:style>
    <style:style style:name="P20" style:family="paragraph" style:parent-style-name="Heading_20_2">
      <style:text-properties officeooo:rsid="000d9c34" officeooo:paragraph-rsid="000d9c34"/>
    </style:style>
    <style:style style:name="T1" style:family="text">
      <style:text-properties officeooo:rsid="000a4115"/>
    </style:style>
    <style:style style:name="T2" style:family="text">
      <style:text-properties officeooo:rsid="00185023"/>
    </style:style>
    <style:style style:name="T3" style:family="text">
      <style:text-properties officeooo:rsid="0017c1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Statistics for Big Data Project</text:h>
      <text:p text:style-name="P3">To being data was tidied by omitting all NA values. This removed 6162 rows.</text:p>
      <text:p text:style-name="P3">treated as factor:</text:p>
      <text:p text:style-name="P17"><text:span text:style-name="T1">Sex, Marital, Occupation, Dual-income, Status, Home type, Ethnic, Language.</text:span></text:p>
      <text:h text:style-name="P19" text:outline-level="2">Frequentist Approach:</text:h>
      <text:p text:style-name="P6">Linear Regression.</text:p>
      <text:p text:style-name="P6">K-fold Cross-Validation</text:p>
      <text:p text:style-name="P7">Bootstrap to compare uncertainty associated with models?</text:p>
      <text:p text:style-name="P8">Trade-off between accuracy and interpretability.</text:p>
      <text:p text:style-name="P10">Model Selection:</text:p>
      <text:p text:style-name="P11">Subset selection:</text:p>
      <text:list xml:id="list5380961804671571328" text:style-name="L1">
        <text:list-item>
          <text:p text:style-name="P9">Best subset selection</text:p>
        </text:list-item>
        <text:list-item>
          <text:p text:style-name="P12">Step-wise selection</text:p>
        </text:list-item>
      </text:list>
      <text:p text:style-name="P10">Shrinkage:</text:p>
      <text:list xml:id="list1904458970766882680" text:style-name="L4">
        <text:list-item>
          <text:p text:style-name="P13">Ridge-regression</text:p>
        </text:list-item>
        <text:list-item>
          <text:p text:style-name="P14">The Lasso</text:p>
        </text:list-item>
      </text:list>
      <text:p text:style-name="P10">Dimension Reduction:</text:p>
      <text:list xml:id="list3943281183632207338" text:style-name="L5">
        <text:list-item>
          <text:p text:style-name="P15">Principal Components Regression</text:p>
        </text:list-item>
        <text:list-item>
          <text:p text:style-name="P15">Partial Least Squares</text:p>
        </text:list-item>
      </text:list>
      <text:p text:style-name="P16">ANOVA – <text:span text:style-name="T3">Not for large number of factors</text:span></text:p>
      <text:h text:style-name="P19" text:outline-level="2">Bayesian Approach:</text:h>
      <text:p text:style-name="P5">Bayesian Variable Selection</text:p>
      <text:p text:style-name="P5">One-Way ANOVA with fixed and random effects</text:p>
      <text:h text:style-name="P20" text:outline-level="2">Cleaning Dat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9b4ec" officeooo:paragraph-rsid="0009b4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x and Lauren<text:tab/><text:tab/>Statistics Projec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3:57:34.486075845</meta:creation-date>
    <dc:date>2015-11-20T16:31:58.248716188</dc:date>
    <meta:editing-duration>PT1H39M25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102" meta:character-count="726" meta:non-whitespace-character-count="653"/>
  </office:meta>
</office:document-meta>
</file>